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transparent"/>
    </style:style>
    <style:style style:name="P3" style:family="paragraph" style:parent-style-name="Standard">
      <style:paragraph-properties style:line-height-at-least="0.503cm"/>
      <style:text-properties fo:color="#d4d4d4" fo:background-color="transparent"/>
    </style:style>
    <style:style style:name="P4" style:family="paragraph" style:parent-style-name="Standard">
      <style:paragraph-properties style:line-height-at-least="0.503cm"/>
      <style:text-properties fo:background-color="transparent"/>
    </style:style>
    <style:style style:name="P5" style:family="paragraph" style:parent-style-name="Standard">
      <style:paragraph-properties style:line-height-at-least="0.503cm"/>
      <style:text-properties fo:color="#808080" fo:background-color="transparent"/>
    </style:style>
    <style:style style:name="P6" style:family="paragraph" style:parent-style-name="Footer">
      <style:paragraph-properties fo:text-align="end" style:justify-single-word="false"/>
    </style:style>
    <style:style style:name="T1" style:family="text">
      <style:text-properties fo:color="#d4d4d4" style:font-name="Consolas" fo:font-size="10.5pt" fo:font-weight="normal" fo:background-color="transparen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808080"/>
    </style:style>
    <style:style style:name="T4" style:family="text">
      <style:text-properties fo:color="#808080" style:font-name="Consolas" fo:font-size="10.5pt" fo:font-weight="normal"/>
    </style:style>
    <style:style style:name="T5" style:family="text">
      <style:text-properties fo:color="#569cd6"/>
    </style:style>
    <style:style style:name="T6" style:family="text">
      <style:text-properties fo:color="#569cd6" style:font-name="Consolas" fo:font-size="10.5pt" fo:font-weight="normal"/>
    </style:style>
    <style:style style:name="T7" style:family="text">
      <style:text-properties fo:color="#9cdcfe"/>
    </style:style>
    <style:style style:name="T8" style:family="text">
      <style:text-properties fo:color="#9cdcfe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ce9178" style:font-name="Consolas" fo:font-size="10.5pt" fo:font-weight="normal"/>
    </style:style>
    <style:style style:name="T11" style:family="text">
      <style:text-properties fo:color="#6a9955" style:font-name="Consolas" fo:font-size="10.5pt" fo:font-weight="normal"/>
    </style:style>
    <style:style style:name="T12" style:family="text">
      <style:text-properties style:use-window-font-color="true" style:font-name="Consolas" fo:font-size="10.5pt" fo:font-weight="normal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&lt;!</text:span><text:span text:style-name="T5">DOCTYPE</text:span> <text:span text:style-name="T7">html</text:span><text:span text:style-name="T3">&gt;</text:span></text:p>
      <text:p text:style-name="P2"><text:span text:style-name="T3">&lt;</text:span><text:span text:style-name="T5">html</text:span><text:span text:style-name="T3">&gt;</text:span></text:p>
      <text:p text:style-name="P4"/>
      <text:p text:style-name="P2"><text:span text:style-name="T3">&lt;</text:span><text:span text:style-name="T5">head</text:span><text:span text:style-name="T3">&gt;</text:span></text:p>
      <text:p text:style-name="P3">    <text:span text:style-name="T4">&lt;</text:span><text:span text:style-name="T6">meta</text:span><text:span text:style-name="T9"> </text:span><text:span text:style-name="T8">charset</text:span><text:span text:style-name="T9">=</text:span><text:span text:style-name="T10">"utf-8"</text:span><text:span text:style-name="T4">&gt;</text:span></text:p>
      <text:p text:style-name="P3">    <text:span text:style-name="T4">&lt;</text:span><text:span text:style-name="T6">meta</text:span><text:span text:style-name="T9"> </text:span><text:span text:style-name="T8">name</text:span><text:span text:style-name="T9">=</text:span><text:span text:style-name="T10">"viewport"</text:span><text:span text:style-name="T9"> </text:span><text:span text:style-name="T8">content</text:span><text:span text:style-name="T9">=</text:span><text:span text:style-name="T10">"width=device-width, initial-scale=1"</text:span><text:span text:style-name="T4">&gt;</text:span></text:p>
      <text:p text:style-name="P3">    <text:span text:style-name="T4">&lt;</text:span><text:span text:style-name="T6">title</text:span><text:span text:style-name="T4">&gt;</text:span><text:span text:style-name="T9">Blog de Cui'zine</text:span><text:span text:style-name="T4">&lt;/</text:span><text:span text:style-name="T6">title</text:span><text:span text:style-name="T4">&gt;</text:span></text:p>
      <text:p text:style-name="P4"/>
      <text:p text:style-name="P3">    <text:span text:style-name="T11">&lt;!-- Library --&gt;</text:span></text:p>
      <text:p text:style-name="P3">    <text:span text:style-name="T4">&lt;</text:span><text:span text:style-name="T6">link</text:span><text:span text:style-name="T9"> </text:span><text:span text:style-name="T8">rel</text:span><text:span text:style-name="T9">=</text:span><text:span text:style-name="T10">"stylesheet"</text:span><text:span text:style-name="T9"> </text:span><text:span text:style-name="T8">href</text:span><text:span text:style-name="T9">=</text:span><text:span text:style-name="T10">"./css/bootstrap.css"</text:span><text:span text:style-name="T4">&gt;</text:span></text:p>
      <text:p text:style-name="P4"/>
      <text:p text:style-name="P3">    <text:span text:style-name="T11">&lt;!-- Local --&gt;</text:span></text:p>
      <text:p text:style-name="P3">    <text:span text:style-name="T4">&lt;</text:span><text:span text:style-name="T6">link</text:span><text:span text:style-name="T9"> </text:span><text:span text:style-name="T8">rel</text:span><text:span text:style-name="T9">=</text:span><text:span text:style-name="T10">"stylesheet"</text:span><text:span text:style-name="T9"> </text:span><text:span text:style-name="T8">href</text:span><text:span text:style-name="T9">=</text:span><text:span text:style-name="T10">"./css/main.css"</text:span><text:span text:style-name="T4">&gt;</text:span></text:p>
      <text:p text:style-name="P3">    <text:span text:style-name="T4">&lt;</text:span><text:span text:style-name="T6">link</text:span><text:span text:style-name="T9"> </text:span><text:span text:style-name="T8">rel</text:span><text:span text:style-name="T9">=</text:span><text:span text:style-name="T10">"stylesheet"</text:span><text:span text:style-name="T9"> </text:span><text:span text:style-name="T8">href</text:span><text:span text:style-name="T9">=</text:span><text:span text:style-name="T10">"./css/homepage.css"</text:span><text:span text:style-name="T4">&gt;</text:span></text:p>
      <text:p text:style-name="P4"/>
      <text:p text:style-name="P2"><text:span text:style-name="T3">&lt;/</text:span><text:span text:style-name="T5">head</text:span><text:span text:style-name="T3">&gt;</text:span></text:p>
      <text:p text:style-name="P4"/>
      <text:p text:style-name="P2"><text:span text:style-name="T3">&lt;</text:span><text:span text:style-name="T5">body</text:span><text:span text:style-name="T3">&gt;</text:span></text:p>
      <text:p text:style-name="P4"/>
      <text:p text:style-name="P3">    <text:span text:style-name="T4">&lt;</text:span><text:span text:style-name="T6">div</text:span><text:span text:style-name="T9"> </text:span><text:span text:style-name="T8">class</text:span><text:span text:style-name="T9">=</text:span><text:span text:style-name="T10">"background-cuizine"</text:span><text:span text:style-name="T4">&gt;</text:span></text:p>
      <text:p text:style-name="P4"/>
      <text:p text:style-name="P3">        <text:span text:style-name="T4">&lt;</text:span><text:span text:style-name="T6">nav</text:span><text:span text:style-name="T9"> </text:span><text:span text:style-name="T8">class</text:span><text:span text:style-name="T9">=</text:span><text:span text:style-name="T10">"navbar navbar-expand-lg navbar-dark"</text:span><text:span text:style-name="T4">&gt;</text:span></text:p>
      <text:p text:style-name="P4"/>
      <text:p text:style-name="P3">            <text:span text:style-name="T4">&lt;</text:span><text:span text:style-name="T6">div</text:span><text:span text:style-name="T9"> </text:span><text:span text:style-name="T8">class</text:span><text:span text:style-name="T9">=</text:span><text:span text:style-name="T10">"container-fluid"</text:span><text:span text:style-name="T4">&gt;</text:span></text:p>
      <text:p text:style-name="P4"/>
      <text:p text:style-name="P3">                <text:span text:style-name="T4">&lt;</text:span><text:span text:style-name="T6">h2</text:span><text:span text:style-name="T4">&gt;</text:span></text:p>
      <text:p text:style-name="P3">                    <text:span text:style-name="T4">&lt;</text:span><text:span text:style-name="T6">a</text:span><text:span text:style-name="T9"> </text:span><text:span text:style-name="T8">class</text:span><text:span text:style-name="T9">=</text:span><text:span text:style-name="T10">"navbar-brand"</text:span><text:span text:style-name="T9"> </text:span><text:span text:style-name="T8">href</text:span><text:span text:style-name="T9">=</text:span><text:span text:style-name="T10">"#"</text:span><text:span text:style-name="T4">&gt;</text:span><text:span text:style-name="T9">Cui'zine</text:span><text:span text:style-name="T4">&lt;/</text:span><text:span text:style-name="T6">a</text:span><text:span text:style-name="T4">&gt;</text:span></text:p>
      <text:p text:style-name="P3">                <text:span text:style-name="T4">&lt;/</text:span><text:span text:style-name="T6">h2</text:span><text:span text:style-name="T4">&gt;</text:span></text:p>
      <text:p text:style-name="P4"/>
      <text:p text:style-name="P3">                <text:span text:style-name="T4">&lt;</text:span><text:span text:style-name="T6">button</text:span><text:span text:style-name="T9"> </text:span><text:span text:style-name="T8">class</text:span><text:span text:style-name="T9">=</text:span><text:span text:style-name="T10">"navbar-toggler"</text:span><text:span text:style-name="T9"> </text:span><text:span text:style-name="T8">type</text:span><text:span text:style-name="T9">=</text:span><text:span text:style-name="T10">"button"</text:span><text:span text:style-name="T9"> </text:span><text:span text:style-name="T8">data-bs-toggle</text:span><text:span text:style-name="T9">=</text:span><text:span text:style-name="T10">"collapse"</text:span><text:span text:style-name="T9"> </text:span><text:span text:style-name="T8">data-bs-target</text:span><text:span text:style-name="T9">=</text:span><text:span text:style-name="T10">"#navbarNav"</text:span></text:p>
      <text:p text:style-name="P3">                    <text:span text:style-name="T8">aria-controls</text:span><text:span text:style-name="T9">=</text:span><text:span text:style-name="T10">"navbarNav"</text:span><text:span text:style-name="T9"> </text:span><text:span text:style-name="T8">aria-expanded</text:span><text:span text:style-name="T9">=</text:span><text:span text:style-name="T10">"false"</text:span><text:span text:style-name="T9"> </text:span><text:span text:style-name="T8">aria-label</text:span><text:span text:style-name="T9">=</text:span><text:span text:style-name="T10">"Toggle navigation"</text:span><text:span text:style-name="T4">&gt;</text:span></text:p>
      <text:p text:style-name="P3">                    <text:span text:style-name="T4">&lt;</text:span><text:span text:style-name="T6">span</text:span><text:span text:style-name="T9"> </text:span><text:span text:style-name="T8">class</text:span><text:span text:style-name="T9">=</text:span><text:span text:style-name="T10">"navbar-toggler-icon"</text:span><text:span text:style-name="T4">&gt;&lt;/</text:span><text:span text:style-name="T6">span</text:span><text:span text:style-name="T4">&gt;</text:span></text:p>
      <text:p text:style-name="P3">                <text:span text:style-name="T4">&lt;/</text:span><text:span text:style-name="T6">button</text:span><text:span text:style-name="T4">&gt;</text:span></text:p>
      <text:p text:style-name="P4"/>
      <text:p text:style-name="P3">                <text:span text:style-name="T4">&lt;</text:span><text:span text:style-name="T6">div</text:span><text:span text:style-name="T9"> </text:span><text:span text:style-name="T8">class</text:span><text:span text:style-name="T9">=</text:span><text:span text:style-name="T10">"collapse navbar-collapse justify-content-end"</text:span><text:span text:style-name="T9"> </text:span><text:span text:style-name="T8">id</text:span><text:span text:style-name="T9">=</text:span><text:span text:style-name="T10">"navbarNav"</text:span><text:span text:style-name="T4">&gt;</text:span></text:p>
      <text:p text:style-name="P4"/>
      <text:p text:style-name="P3">                    <text:span text:style-name="T4">&lt;</text:span><text:span text:style-name="T6">ul</text:span><text:span text:style-name="T9"> </text:span><text:span text:style-name="T8">class</text:span><text:span text:style-name="T9">=</text:span><text:span text:style-name="T10">"navbar-nav"</text:span><text:span text:style-name="T4">&gt;</text:span></text:p>
      <text:p text:style-name="P3">                        <text:span text:style-name="T4">&lt;</text:span><text:span text:style-name="T6">li</text:span><text:span text:style-name="T9"> </text:span><text:span text:style-name="T8">class</text:span><text:span text:style-name="T9">=</text:span><text:span text:style-name="T10">"nav-item"</text:span><text:span text:style-name="T4">&gt;</text:span></text:p>
      <text:p text:style-name="P3">                            <text:span text:style-name="T4">&lt;</text:span><text:span text:style-name="T6">a</text:span><text:span text:style-name="T9"> </text:span><text:span text:style-name="T8">class</text:span><text:span text:style-name="T9">=</text:span><text:span text:style-name="T10">"nav-link active"</text:span><text:span text:style-name="T9"> </text:span><text:span text:style-name="T8">aria-current</text:span><text:span text:style-name="T9">=</text:span><text:span text:style-name="T10">"page"</text:span><text:span text:style-name="T9"> </text:span><text:span text:style-name="T8">href</text:span><text:span text:style-name="T9">=</text:span><text:span text:style-name="T10">"#"</text:span><text:span text:style-name="T4">&gt;</text:span><text:span text:style-name="T9">Accueil</text:span><text:span text:style-name="T4">&lt;/</text:span><text:span text:style-name="T6">a</text:span><text:span text:style-name="T4">&gt;</text:span></text:p>
      <text:p text:style-name="P3">                        <text:span text:style-name="T4">&lt;/</text:span><text:span text:style-name="T6">li</text:span><text:span text:style-name="T4">&gt;</text:span></text:p>
      <text:p text:style-name="P4"/>
      <text:p text:style-name="P3">                        <text:span text:style-name="T4">&lt;</text:span><text:span text:style-name="T6">li</text:span><text:span text:style-name="T9"> </text:span><text:span text:style-name="T8">class</text:span><text:span text:style-name="T9">=</text:span><text:span text:style-name="T10">"nav-item"</text:span><text:span text:style-name="T4">&gt;</text:span></text:p>
      <text:p text:style-name="P3">                            <text:span text:style-name="T4">&lt;</text:span><text:span text:style-name="T6">a</text:span><text:span text:style-name="T9"> </text:span><text:span text:style-name="T8">class</text:span><text:span text:style-name="T9">=</text:span><text:span text:style-name="T10">"nav-link"</text:span><text:span text:style-name="T9"> </text:span><text:span text:style-name="T8">href</text:span><text:span text:style-name="T9">=</text:span><text:span text:style-name="T10">"#"</text:span><text:span text:style-name="T4">&gt;</text:span><text:span text:style-name="T9">Equipe</text:span><text:span text:style-name="T4">&lt;/</text:span><text:span text:style-name="T6">a</text:span><text:span text:style-name="T4">&gt;</text:span></text:p>
      <text:p text:style-name="P3">                        <text:span text:style-name="T4">&lt;/</text:span><text:span text:style-name="T6">li</text:span><text:span text:style-name="T4">&gt;</text:span></text:p>
      <text:p text:style-name="P4"/>
      <text:p text:style-name="P3"><text:soft-page-break/>                        <text:span text:style-name="T4">&lt;</text:span><text:span text:style-name="T6">li</text:span><text:span text:style-name="T9"> </text:span><text:span text:style-name="T8">class</text:span><text:span text:style-name="T9">=</text:span><text:span text:style-name="T10">"nav-item"</text:span><text:span text:style-name="T4">&gt;</text:span></text:p>
      <text:p text:style-name="P3">                            <text:span text:style-name="T4">&lt;</text:span><text:span text:style-name="T6">a</text:span><text:span text:style-name="T9"> </text:span><text:span text:style-name="T8">class</text:span><text:span text:style-name="T9">=</text:span><text:span text:style-name="T10">"nav-link"</text:span><text:span text:style-name="T9"> </text:span><text:span text:style-name="T8">href</text:span><text:span text:style-name="T9">=</text:span><text:span text:style-name="T10">"#"</text:span><text:span text:style-name="T4">&gt;</text:span><text:span text:style-name="T9">Blog</text:span><text:span text:style-name="T4">&lt;/</text:span><text:span text:style-name="T6">a</text:span><text:span text:style-name="T4">&gt;</text:span></text:p>
      <text:p text:style-name="P3">                        <text:span text:style-name="T4">&lt;/</text:span><text:span text:style-name="T6">li</text:span><text:span text:style-name="T4">&gt;</text:span></text:p>
      <text:p text:style-name="P4"/>
      <text:p text:style-name="P3">                        <text:span text:style-name="T4">&lt;</text:span><text:span text:style-name="T6">li</text:span><text:span text:style-name="T9"> </text:span><text:span text:style-name="T8">class</text:span><text:span text:style-name="T9">=</text:span><text:span text:style-name="T10">"nav-item"</text:span><text:span text:style-name="T4">&gt;</text:span></text:p>
      <text:p text:style-name="P3">                            <text:span text:style-name="T4">&lt;</text:span><text:span text:style-name="T6">a</text:span><text:span text:style-name="T9"> </text:span><text:span text:style-name="T8">class</text:span><text:span text:style-name="T9">=</text:span><text:span text:style-name="T10">"nav-link"</text:span><text:span text:style-name="T9"> </text:span><text:span text:style-name="T8">href</text:span><text:span text:style-name="T9">=</text:span><text:span text:style-name="T10">"#"</text:span><text:span text:style-name="T4">&gt;</text:span><text:span text:style-name="T9">Contact</text:span><text:span text:style-name="T4">&lt;/</text:span><text:span text:style-name="T6">a</text:span><text:span text:style-name="T4">&gt;</text:span></text:p>
      <text:p text:style-name="P3">                        <text:span text:style-name="T4">&lt;/</text:span><text:span text:style-name="T6">li</text:span><text:span text:style-name="T4">&gt;</text:span></text:p>
      <text:p text:style-name="P4"/>
      <text:p text:style-name="P3">                    <text:span text:style-name="T4">&lt;/</text:span><text:span text:style-name="T6">ul</text:span><text:span text:style-name="T4">&gt;</text:span></text:p>
      <text:p text:style-name="P4"/>
      <text:p text:style-name="P3">                <text:span text:style-name="T4">&lt;/</text:span><text:span text:style-name="T6">div</text:span><text:span text:style-name="T4">&gt;</text:span></text:p>
      <text:p text:style-name="P4"/>
      <text:p text:style-name="P3">            <text:span text:style-name="T4">&lt;/</text:span><text:span text:style-name="T6">div</text:span><text:span text:style-name="T4">&gt;</text:span></text:p>
      <text:p text:style-name="P4"/>
      <text:p text:style-name="P3">        <text:span text:style-name="T4">&lt;/</text:span><text:span text:style-name="T6">nav</text:span><text:span text:style-name="T4">&gt;</text:span></text:p>
      <text:p text:style-name="P4"/>
      <text:p text:style-name="P3">        <text:span text:style-name="T4">&lt;</text:span><text:span text:style-name="T6">header</text:span><text:span text:style-name="T9"> </text:span><text:span text:style-name="T8">class</text:span><text:span text:style-name="T9">=</text:span><text:span text:style-name="T10">"container-fluid"</text:span><text:span text:style-name="T4">&gt;</text:span></text:p>
      <text:p text:style-name="P4"/>
      <text:p text:style-name="P3">            <text:span text:style-name="T4">&lt;</text:span><text:span text:style-name="T6">div</text:span><text:span text:style-name="T9"> </text:span><text:span text:style-name="T8">class</text:span><text:span text:style-name="T9">=</text:span><text:span text:style-name="T10">"row header-cuizine-row align-items-center"</text:span><text:span text:style-name="T4">&gt;</text:span></text:p>
      <text:p text:style-name="P4"/>
      <text:p text:style-name="P3">                <text:span text:style-name="T4">&lt;</text:span><text:span text:style-name="T6">div</text:span><text:span text:style-name="T9"> </text:span><text:span text:style-name="T8">class</text:span><text:span text:style-name="T9">=</text:span><text:span text:style-name="T10">"col-6 offset-3 text-white text-center"</text:span><text:span text:style-name="T4">&gt;</text:span></text:p>
      <text:p text:style-name="P4"/>
      <text:p text:style-name="P3">                    <text:span text:style-name="T4">&lt;</text:span><text:span text:style-name="T6">img</text:span><text:span text:style-name="T9"> </text:span><text:span text:style-name="T8">class</text:span><text:span text:style-name="T9">=</text:span><text:span text:style-name="T10">"my-4"</text:span><text:span text:style-name="T9"> </text:span><text:span text:style-name="T8">src</text:span><text:span text:style-name="T9">=</text:span><text:span text:style-name="T10">"./img/logo_square_white.png"</text:span><text:span text:style-name="T9"> </text:span><text:span text:style-name="T8">alt</text:span><text:span text:style-name="T9">=</text:span><text:span text:style-name="T10">"Logo Cui'zine"</text:span><text:span text:style-name="T4">&gt;</text:span></text:p>
      <text:p text:style-name="P3">                    <text:span text:style-name="T4">&lt;</text:span><text:span text:style-name="T6">h1</text:span><text:span text:style-name="T9"> </text:span><text:span text:style-name="T8">class</text:span><text:span text:style-name="T9">=</text:span><text:span text:style-name="T10">"display-1"</text:span><text:span text:style-name="T4">&gt;</text:span><text:span text:style-name="T9">Cui'zine</text:span><text:span text:style-name="T4">&lt;/</text:span><text:span text:style-name="T6">h1</text:span><text:span text:style-name="T4">&gt;</text:span></text:p>
      <text:p text:style-name="P3">                    <text:span text:style-name="T4">&lt;</text:span><text:span text:style-name="T6">h2</text:span><text:span text:style-name="T9"> </text:span><text:span text:style-name="T8">class</text:span><text:span text:style-name="T9">=</text:span><text:span text:style-name="T10">"display-5"</text:span><text:span text:style-name="T4">&gt;</text:span><text:span text:style-name="T9">Le mag cuisine</text:span><text:span text:style-name="T4">&lt;/</text:span><text:span text:style-name="T6">h2</text:span><text:span text:style-name="T4">&gt;</text:span></text:p>
      <text:p text:style-name="P4"/>
      <text:p text:style-name="P3">                <text:span text:style-name="T4">&lt;/</text:span><text:span text:style-name="T6">div</text:span><text:span text:style-name="T4">&gt;</text:span></text:p>
      <text:p text:style-name="P4"/>
      <text:p text:style-name="P3">            <text:span text:style-name="T4">&lt;/</text:span><text:span text:style-name="T6">div</text:span><text:span text:style-name="T4">&gt;</text:span></text:p>
      <text:p text:style-name="P4"/>
      <text:p text:style-name="P3">        <text:span text:style-name="T4">&lt;/</text:span><text:span text:style-name="T6">header</text:span><text:span text:style-name="T4">&gt;</text:span></text:p>
      <text:p text:style-name="P4"/>
      <text:p text:style-name="P3">    <text:span text:style-name="T4">&lt;/</text:span><text:span text:style-name="T6">div</text:span><text:span text:style-name="T4">&gt;</text:span></text:p>
      <text:p text:style-name="P4"/>
      <text:p text:style-name="P3">    <text:span text:style-name="T4">&lt;</text:span><text:span text:style-name="T6">main</text:span><text:span text:style-name="T9"> </text:span><text:span text:style-name="T8">class</text:span><text:span text:style-name="T9">=</text:span><text:span text:style-name="T10">"container-lg section-articles my-5"</text:span><text:span text:style-name="T4">&gt;</text:span></text:p>
      <text:p text:style-name="P4"/>
      <text:p text:style-name="P3">        <text:span text:style-name="T4">&lt;</text:span><text:span text:style-name="T6">h2</text:span><text:span text:style-name="T9"> </text:span><text:span text:style-name="T8">class</text:span><text:span text:style-name="T9">=</text:span><text:span text:style-name="T10">"text-center display-4 mb-5"</text:span><text:span text:style-name="T4">&gt;</text:span><text:span text:style-name="T9">Derniers articles</text:span><text:span text:style-name="T4">&lt;/</text:span><text:span text:style-name="T6">h2</text:span><text:span text:style-name="T4">&gt;</text:span></text:p>
      <text:p text:style-name="P4"/>
      <text:p text:style-name="P3">        <text:span text:style-name="T4">&lt;</text:span><text:span text:style-name="T6">div</text:span><text:span text:style-name="T9"> </text:span><text:span text:style-name="T8">class</text:span><text:span text:style-name="T9">=</text:span><text:span text:style-name="T10">"row"</text:span><text:span text:style-name="T4">&gt;</text:span></text:p>
      <text:p text:style-name="P4"/>
      <text:p text:style-name="P3">            <text:span text:style-name="T4">&lt;</text:span><text:span text:style-name="T6">div</text:span><text:span text:style-name="T9"> </text:span><text:span text:style-name="T8">class</text:span><text:span text:style-name="T9">=</text:span><text:span text:style-name="T10">"col-12 col-lg-10"</text:span><text:span text:style-name="T4">&gt;</text:span></text:p>
      <text:p text:style-name="P4"/>
      <text:p text:style-name="P3">                <text:span text:style-name="T4">&lt;</text:span><text:span text:style-name="T6">article</text:span><text:span text:style-name="T9"> </text:span><text:span text:style-name="T8">class</text:span><text:span text:style-name="T9">=</text:span><text:span text:style-name="T10">"row mb-3"</text:span><text:span text:style-name="T4">&gt;</text:span></text:p>
      <text:p text:style-name="P4"/>
      <text:p text:style-name="P3">                    <text:span text:style-name="T4">&lt;</text:span><text:span text:style-name="T6">div</text:span><text:span text:style-name="T9"> </text:span><text:span text:style-name="T8">class</text:span><text:span text:style-name="T9">=</text:span><text:span text:style-name="T10">"col-12 col-md-4 mb-3"</text:span><text:span text:style-name="T4">&gt;</text:span></text:p>
      <text:p text:style-name="P4"/>
      <text:p text:style-name="P3">                        <text:span text:style-name="T4">&lt;</text:span><text:span text:style-name="T6">img</text:span><text:span text:style-name="T9"> </text:span><text:span text:style-name="T8">class</text:span><text:span text:style-name="T9">=</text:span><text:span text:style-name="T10">"img-fluid"</text:span><text:span text:style-name="T9"> </text:span><text:span text:style-name="T8">src</text:span><text:span text:style-name="T9">=</text:span><text:span text:style-name="T10">"./img/articles/suzette/suzette-small.jpg"</text:span><text:span text:style-name="T9"> </text:span><text:soft-page-break/><text:span text:style-name="T8">alt</text:span><text:span text:style-name="T9">=</text:span><text:span text:style-name="T10">"Chez suzette"</text:span><text:span text:style-name="T4">&gt;</text:span></text:p>
      <text:p text:style-name="P4"/>
      <text:p text:style-name="P3">                    <text:span text:style-name="T4">&lt;/</text:span><text:span text:style-name="T6">div</text:span><text:span text:style-name="T4">&gt;</text:span></text:p>
      <text:p text:style-name="P4"/>
      <text:p text:style-name="P3">                    <text:span text:style-name="T4">&lt;</text:span><text:span text:style-name="T6">div</text:span><text:span text:style-name="T9"> </text:span><text:span text:style-name="T8">class</text:span><text:span text:style-name="T9">=</text:span><text:span text:style-name="T10">"col-12 col-md-8"</text:span><text:span text:style-name="T4">&gt;</text:span></text:p>
      <text:p text:style-name="P4"/>
      <text:p text:style-name="P3">                        <text:span text:style-name="T4">&lt;</text:span><text:span text:style-name="T6">h2</text:span><text:span text:style-name="T9"> </text:span><text:span text:style-name="T8">class</text:span><text:span text:style-name="T9">=</text:span><text:span text:style-name="T10">""</text:span><text:span text:style-name="T4">&gt;</text:span><text:span text:style-name="T9">Chez Suzette, la nouvelle crêperie qui fait parler d'elle</text:span><text:span text:style-name="T4">&lt;/</text:span><text:span text:style-name="T6">h2</text:span><text:span text:style-name="T4">&gt;</text:span></text:p>
      <text:p text:style-name="P3">                        <text:span text:style-name="T4">&lt;</text:span><text:span text:style-name="T6">p</text:span><text:span text:style-name="T4">&gt;</text:span><text:span text:style-name="T9">La franchise "Chez Suzette" qui fait un carton chez les bretons ouvre son premier restaurant</text:span></text:p>
      <text:p text:style-name="P3">                            <text:span text:style-name="T9">à Paris</text:span></text:p>
      <text:p text:style-name="P3">                            <text:span text:style-name="T9">dans le quartier latin. Antoine de Cui'zine a testé pour vous les saveurs sucrées, salées au</text:span></text:p>
      <text:p text:style-name="P3">                            <text:span text:style-name="T9">froment</text:span></text:p>
      <text:p text:style-name="P3">                            <text:span text:style-name="T9">ou au sarrazin!</text:span><text:span text:style-name="T4">&lt;/</text:span><text:span text:style-name="T6">p</text:span><text:span text:style-name="T4">&gt;</text:span></text:p>
      <text:p text:style-name="P4"/>
      <text:p text:style-name="P3">                    <text:span text:style-name="T4">&lt;/</text:span><text:span text:style-name="T6">div</text:span><text:span text:style-name="T4">&gt;</text:span></text:p>
      <text:p text:style-name="P4"/>
      <text:p text:style-name="P3">                <text:span text:style-name="T4">&lt;/</text:span><text:span text:style-name="T6">article</text:span><text:span text:style-name="T4">&gt;</text:span></text:p>
      <text:p text:style-name="P4"/>
      <text:p text:style-name="P3">                <text:span text:style-name="T4">&lt;</text:span><text:span text:style-name="T6">article</text:span><text:span text:style-name="T9"> </text:span><text:span text:style-name="T8">class</text:span><text:span text:style-name="T9">=</text:span><text:span text:style-name="T10">"row mb-3"</text:span><text:span text:style-name="T4">&gt;</text:span></text:p>
      <text:p text:style-name="P4"/>
      <text:p text:style-name="P3">                    <text:span text:style-name="T4">&lt;</text:span><text:span text:style-name="T6">div</text:span><text:span text:style-name="T9"> </text:span><text:span text:style-name="T8">class</text:span><text:span text:style-name="T9">=</text:span><text:span text:style-name="T10">"col-12 col-md-4 mb-3"</text:span><text:span text:style-name="T4">&gt;</text:span></text:p>
      <text:p text:style-name="P4"/>
      <text:p text:style-name="P3">                        <text:span text:style-name="T4">&lt;</text:span><text:span text:style-name="T6">img</text:span><text:span text:style-name="T9"> </text:span><text:span text:style-name="T8">class</text:span><text:span text:style-name="T9">=</text:span><text:span text:style-name="T10">"img-fluid"</text:span><text:span text:style-name="T9"> </text:span><text:span text:style-name="T8">src</text:span><text:span text:style-name="T9">=</text:span><text:span text:style-name="T10">"./img/articles/metro/metro-small.jpg"</text:span><text:span text:style-name="T9"> </text:span><text:span text:style-name="T8">alt</text:span><text:span text:style-name="T9">=</text:span><text:span text:style-name="T10">"Chez suzette"</text:span><text:span text:style-name="T4">&gt;</text:span></text:p>
      <text:p text:style-name="P4"/>
      <text:p text:style-name="P3">                    <text:span text:style-name="T4">&lt;/</text:span><text:span text:style-name="T6">div</text:span><text:span text:style-name="T4">&gt;</text:span></text:p>
      <text:p text:style-name="P4"/>
      <text:p text:style-name="P3">                    <text:span text:style-name="T4">&lt;</text:span><text:span text:style-name="T6">div</text:span><text:span text:style-name="T9"> </text:span><text:span text:style-name="T8">class</text:span><text:span text:style-name="T9">=</text:span><text:span text:style-name="T10">"col-12 col-md-8"</text:span><text:span text:style-name="T4">&gt;</text:span></text:p>
      <text:p text:style-name="P4"/>
      <text:p text:style-name="P3">                        <text:span text:style-name="T4">&lt;</text:span><text:span text:style-name="T6">h2</text:span><text:span text:style-name="T9"> </text:span><text:span text:style-name="T8">class</text:span><text:span text:style-name="T9">=</text:span><text:span text:style-name="T10">""</text:span><text:span text:style-name="T4">&gt;</text:span><text:span text:style-name="T9">Le Métro dessert</text:span><text:span text:style-name="T4">&lt;/</text:span><text:span text:style-name="T6">h2</text:span><text:span text:style-name="T4">&gt;</text:span></text:p>
      <text:p text:style-name="P3">                        <text:span text:style-name="T4">&lt;</text:span><text:span text:style-name="T6">p</text:span><text:span text:style-name="T4">&gt;</text:span><text:span text:style-name="T9">Germain est ferrovipathe (ndlr: fan de train), son fils Maxime est pâtissier. Ils ont décidé</text:span></text:p>
      <text:p text:style-name="P3">                            <text:span text:style-name="T9">de</text:span></text:p>
      <text:p text:style-name="P3">                            <text:span text:style-name="T9">réunir leur deux passions dans un restaurant à la déco inspiré du métro parisien. A voir</text:span></text:p>
      <text:p text:style-name="P3">                            <text:span text:style-name="T9">absolument,</text:span></text:p>
      <text:p text:style-name="P3">                            <text:span text:style-name="T9">mais qu'en est-il d'y aller pour manger ? Clémentine entre en gare et nous donne son avis</text:span></text:p>
      <text:p text:style-name="P3">                        <text:span text:style-name="T4">&lt;/</text:span><text:span text:style-name="T6">p</text:span><text:span text:style-name="T4">&gt;</text:span></text:p>
      <text:p text:style-name="P4"/>
      <text:p text:style-name="P3">                    <text:span text:style-name="T4">&lt;/</text:span><text:span text:style-name="T6">div</text:span><text:span text:style-name="T4">&gt;</text:span></text:p>
      <text:p text:style-name="P4"/>
      <text:p text:style-name="P3">                <text:span text:style-name="T4">&lt;/</text:span><text:span text:style-name="T6">article</text:span><text:span text:style-name="T4">&gt;</text:span></text:p>
      <text:p text:style-name="P4"/>
      <text:p text:style-name="P3">                <text:span text:style-name="T4">&lt;</text:span><text:span text:style-name="T6">article</text:span><text:span text:style-name="T9"> </text:span><text:span text:style-name="T8">class</text:span><text:span text:style-name="T9">=</text:span><text:span text:style-name="T10">"row mb-3"</text:span><text:span text:style-name="T4">&gt;</text:span></text:p>
      <text:p text:style-name="P4"><text:soft-page-break/></text:p>
      <text:p text:style-name="P3">                    <text:span text:style-name="T4">&lt;</text:span><text:span text:style-name="T6">div</text:span><text:span text:style-name="T9"> </text:span><text:span text:style-name="T8">class</text:span><text:span text:style-name="T9">=</text:span><text:span text:style-name="T10">"col-12 col-md-4 mb-3"</text:span><text:span text:style-name="T4">&gt;</text:span></text:p>
      <text:p text:style-name="P4"/>
      <text:p text:style-name="P3">                        <text:span text:style-name="T4">&lt;</text:span><text:span text:style-name="T6">img</text:span><text:span text:style-name="T9"> </text:span><text:span text:style-name="T8">class</text:span><text:span text:style-name="T9">=</text:span><text:span text:style-name="T10">"img-fluid"</text:span><text:span text:style-name="T9"> </text:span><text:span text:style-name="T8">src</text:span><text:span text:style-name="T9">=</text:span><text:span text:style-name="T10">"./img/articles/vitaly/vitaly-small.jpg"</text:span><text:span text:style-name="T9"> </text:span><text:span text:style-name="T8">alt</text:span><text:span text:style-name="T9">=</text:span><text:span text:style-name="T10">"Chez suzette"</text:span><text:span text:style-name="T4">&gt;</text:span></text:p>
      <text:p text:style-name="P4"/>
      <text:p text:style-name="P3">                    <text:span text:style-name="T4">&lt;/</text:span><text:span text:style-name="T6">div</text:span><text:span text:style-name="T4">&gt;</text:span></text:p>
      <text:p text:style-name="P4"/>
      <text:p text:style-name="P3">                    <text:span text:style-name="T4">&lt;</text:span><text:span text:style-name="T6">div</text:span><text:span text:style-name="T9"> </text:span><text:span text:style-name="T8">class</text:span><text:span text:style-name="T9">=</text:span><text:span text:style-name="T10">"col-12 col-md-8"</text:span><text:span text:style-name="T4">&gt;</text:span></text:p>
      <text:p text:style-name="P4"/>
      <text:p text:style-name="P3">                        <text:span text:style-name="T4">&lt;</text:span><text:span text:style-name="T6">h2</text:span><text:span text:style-name="T9"> </text:span><text:span text:style-name="T8">class</text:span><text:span text:style-name="T9">=</text:span><text:span text:style-name="T10">""</text:span><text:span text:style-name="T4">&gt;</text:span><text:span text:style-name="T9">Vitaly, le végan italien</text:span><text:span text:style-name="T4">&lt;/</text:span><text:span text:style-name="T6">h2</text:span><text:span text:style-name="T4">&gt;</text:span></text:p>
      <text:p text:style-name="P3">                        <text:span text:style-name="T4">&lt;</text:span><text:span text:style-name="T6">p</text:span><text:span text:style-name="T4">&gt;</text:span><text:span text:style-name="T9">Quand on pense italien, on pense lasagne et jambon de Parme. Ils l'ont fait, les saveurs de</text:span></text:p>
      <text:p text:style-name="P3">                            <text:span text:style-name="T9">l'Italie</text:span></text:p>
      <text:p text:style-name="P3">                            <text:span text:style-name="T9">à portée des herbivores. Cette fois, c'est moi Tony qui vais le tester pour vous.</text:span><text:span text:style-name="T4">&lt;/</text:span><text:span text:style-name="T6">p</text:span><text:span text:style-name="T4">&gt;</text:span></text:p>
      <text:p text:style-name="P4"/>
      <text:p text:style-name="P3">                    <text:span text:style-name="T4">&lt;/</text:span><text:span text:style-name="T6">div</text:span><text:span text:style-name="T4">&gt;</text:span></text:p>
      <text:p text:style-name="P4"/>
      <text:p text:style-name="P3">                <text:span text:style-name="T4">&lt;/</text:span><text:span text:style-name="T6">article</text:span><text:span text:style-name="T4">&gt;</text:span></text:p>
      <text:p text:style-name="P4"/>
      <text:p text:style-name="P3">                <text:span text:style-name="T4">&lt;</text:span><text:span text:style-name="T6">div</text:span><text:span text:style-name="T9"> </text:span><text:span text:style-name="T8">class</text:span><text:span text:style-name="T9">=</text:span><text:span text:style-name="T10">"row"</text:span><text:span text:style-name="T4">&gt;</text:span></text:p>
      <text:p text:style-name="P4"/>
      <text:p text:style-name="P3">                    <text:span text:style-name="T4">&lt;</text:span><text:span text:style-name="T6">div</text:span><text:span text:style-name="T9"> </text:span><text:span text:style-name="T8">class</text:span><text:span text:style-name="T9">=</text:span><text:span text:style-name="T10">"col-6"</text:span><text:span text:style-name="T4">&gt;</text:span></text:p>
      <text:p text:style-name="P4"/>
      <text:p text:style-name="P3">                        <text:span text:style-name="T4">&lt;</text:span><text:span text:style-name="T6">a</text:span><text:span text:style-name="T9"> </text:span><text:span text:style-name="T8">href</text:span><text:span text:style-name="T9">=</text:span><text:span text:style-name="T10">"#"</text:span><text:span text:style-name="T4">&gt;</text:span><text:span text:style-name="T6">&amp;laquo;</text:span><text:span text:style-name="T9"> Voir les articles précédents</text:span><text:span text:style-name="T4">&lt;/</text:span><text:span text:style-name="T6">a</text:span><text:span text:style-name="T4">&gt;</text:span></text:p>
      <text:p text:style-name="P4"/>
      <text:p text:style-name="P3">                    <text:span text:style-name="T4">&lt;/</text:span><text:span text:style-name="T6">div</text:span><text:span text:style-name="T4">&gt;</text:span></text:p>
      <text:p text:style-name="P4"/>
      <text:p text:style-name="P3">                <text:span text:style-name="T4">&lt;/</text:span><text:span text:style-name="T6">div</text:span><text:span text:style-name="T4">&gt;</text:span></text:p>
      <text:p text:style-name="P4"/>
      <text:p text:style-name="P3">            <text:span text:style-name="T4">&lt;/</text:span><text:span text:style-name="T6">div</text:span><text:span text:style-name="T4">&gt;</text:span></text:p>
      <text:p text:style-name="P4"/>
      <text:p text:style-name="P3">            <text:span text:style-name="T4">&lt;</text:span><text:span text:style-name="T6">aside</text:span><text:span text:style-name="T9"> </text:span><text:span text:style-name="T8">class</text:span><text:span text:style-name="T9">=</text:span><text:span text:style-name="T10">"col-lg-2 d-none d-lg-block"</text:span><text:span text:style-name="T4">&gt;</text:span></text:p>
      <text:p text:style-name="P4"/>
      <text:p text:style-name="P3">                <text:span text:style-name="T4">&lt;</text:span><text:span text:style-name="T6">div</text:span><text:span text:style-name="T4">&gt;</text:span></text:p>
      <text:p text:style-name="P4"/>
      <text:p text:style-name="P3">                    <text:span text:style-name="T4">&lt;</text:span><text:span text:style-name="T6">h6</text:span><text:span text:style-name="T4">&gt;</text:span><text:span text:style-name="T9">Recherche</text:span><text:span text:style-name="T4">&lt;/</text:span><text:span text:style-name="T6">h6</text:span><text:span text:style-name="T4">&gt;</text:span></text:p>
      <text:p text:style-name="P3">                    <text:span text:style-name="T4">&lt;</text:span><text:span text:style-name="T6">div</text:span><text:span text:style-name="T9"> </text:span><text:span text:style-name="T8">class</text:span><text:span text:style-name="T9">=</text:span><text:span text:style-name="T10">"mb-3"</text:span><text:span text:style-name="T4">&gt;</text:span></text:p>
      <text:p text:style-name="P3">                        <text:span text:style-name="T4">&lt;</text:span><text:span text:style-name="T6">input</text:span><text:span text:style-name="T9"> </text:span><text:span text:style-name="T8">type</text:span><text:span text:style-name="T9">=</text:span><text:span text:style-name="T10">"text"</text:span><text:span text:style-name="T9"> </text:span><text:span text:style-name="T8">class</text:span><text:span text:style-name="T9">=</text:span><text:span text:style-name="T10">"form-control"</text:span><text:span text:style-name="T9"> </text:span><text:span text:style-name="T8">id</text:span><text:span text:style-name="T9">=</text:span><text:span text:style-name="T10">"exampleFormControlInput1"</text:span><text:span text:style-name="T9"> </text:span><text:span text:style-name="T8">placeholder</text:span><text:span text:style-name="T9">=</text:span><text:span text:style-name="T10">"Recherche"</text:span><text:span text:style-name="T4">&gt;</text:span></text:p>
      <text:p text:style-name="P3">                        <text:span text:style-name="T4">&lt;</text:span><text:span text:style-name="T6">button</text:span><text:span text:style-name="T9"> </text:span><text:span text:style-name="T8">type</text:span><text:span text:style-name="T9">=</text:span><text:span text:style-name="T10">"button"</text:span><text:span text:style-name="T9"> </text:span><text:span text:style-name="T8">class</text:span><text:span text:style-name="T9">=</text:span><text:span text:style-name="T10">"btn btn-outline-dark"</text:span><text:span text:style-name="T4">&gt;</text:span><text:span text:style-name="T9">Ok</text:span><text:span text:style-name="T4">&lt;/</text:span><text:span text:style-name="T6">button</text:span><text:span text:style-name="T4">&gt;</text:span></text:p>
      <text:p text:style-name="P3">                    <text:span text:style-name="T4">&lt;/</text:span><text:span text:style-name="T6">div</text:span><text:span text:style-name="T4">&gt;</text:span></text:p>
      <text:p text:style-name="P4"/>
      <text:p text:style-name="P3">                <text:span text:style-name="T4">&lt;/</text:span><text:span text:style-name="T6">div</text:span><text:span text:style-name="T4">&gt;</text:span></text:p>
      <text:p text:style-name="P4"/>
      <text:p text:style-name="P3">                <text:span text:style-name="T4">&lt;</text:span><text:span text:style-name="T6">div</text:span><text:span text:style-name="T4">&gt;</text:span></text:p>
      <text:p text:style-name="P4"><text:soft-page-break/></text:p>
      <text:p text:style-name="P3">                    <text:span text:style-name="T4">&lt;</text:span><text:span text:style-name="T6">h6</text:span><text:span text:style-name="T4">&gt;</text:span><text:span text:style-name="T9">Newsletter</text:span><text:span text:style-name="T4">&lt;/</text:span><text:span text:style-name="T6">h6</text:span><text:span text:style-name="T4">&gt;</text:span></text:p>
      <text:p text:style-name="P3">                    <text:span text:style-name="T4">&lt;</text:span><text:span text:style-name="T6">div</text:span><text:span text:style-name="T9"> </text:span><text:span text:style-name="T8">class</text:span><text:span text:style-name="T9">=</text:span><text:span text:style-name="T10">"mb-3"</text:span><text:span text:style-name="T4">&gt;</text:span></text:p>
      <text:p text:style-name="P3">                        <text:span text:style-name="T4">&lt;</text:span><text:span text:style-name="T6">input</text:span><text:span text:style-name="T9"> </text:span><text:span text:style-name="T8">type</text:span><text:span text:style-name="T9">=</text:span><text:span text:style-name="T10">"email"</text:span><text:span text:style-name="T9"> </text:span><text:span text:style-name="T8">class</text:span><text:span text:style-name="T9">=</text:span><text:span text:style-name="T10">"form-control"</text:span><text:span text:style-name="T9"> </text:span><text:span text:style-name="T8">id</text:span><text:span text:style-name="T9">=</text:span><text:span text:style-name="T10">"exampleFormControlInput1"</text:span><text:span text:style-name="T9"> </text:span><text:span text:style-name="T8">placeholder</text:span><text:span text:style-name="T9">=</text:span><text:span text:style-name="T10">"Recherche"</text:span><text:span text:style-name="T4">&gt;</text:span></text:p>
      <text:p text:style-name="P3">                        <text:span text:style-name="T4">&lt;</text:span><text:span text:style-name="T6">button</text:span><text:span text:style-name="T9"> </text:span><text:span text:style-name="T8">type</text:span><text:span text:style-name="T9">=</text:span><text:span text:style-name="T10">"button"</text:span><text:span text:style-name="T9"> </text:span><text:span text:style-name="T8">class</text:span><text:span text:style-name="T9">=</text:span><text:span text:style-name="T10">"btn btn-outline-dark"</text:span><text:span text:style-name="T4">&gt;</text:span><text:span text:style-name="T9">S'inscrire</text:span><text:span text:style-name="T4">&lt;/</text:span><text:span text:style-name="T6">button</text:span><text:span text:style-name="T4">&gt;</text:span></text:p>
      <text:p text:style-name="P3">                    <text:span text:style-name="T4">&lt;/</text:span><text:span text:style-name="T6">div</text:span><text:span text:style-name="T4">&gt;</text:span></text:p>
      <text:p text:style-name="P4"/>
      <text:p text:style-name="P3">                <text:span text:style-name="T4">&lt;/</text:span><text:span text:style-name="T6">div</text:span><text:span text:style-name="T4">&gt;</text:span></text:p>
      <text:p text:style-name="P4"/>
      <text:p text:style-name="P3">                <text:span text:style-name="T4">&lt;</text:span><text:span text:style-name="T6">h6</text:span><text:span text:style-name="T4">&gt;</text:span><text:span text:style-name="T9">Partager</text:span><text:span text:style-name="T4">&lt;/</text:span><text:span text:style-name="T6">h6</text:span><text:span text:style-name="T4">&gt;</text:span></text:p>
      <text:p text:style-name="P3">                <text:span text:style-name="T4">&lt;</text:span><text:span text:style-name="T6">i</text:span><text:span text:style-name="T9"> </text:span><text:span text:style-name="T8">class</text:span><text:span text:style-name="T9">=</text:span><text:span text:style-name="T10">"bi bi-facebook"</text:span><text:span text:style-name="T4">&gt;&lt;/</text:span><text:span text:style-name="T6">i</text:span><text:span text:style-name="T4">&gt;</text:span></text:p>
      <text:p text:style-name="P3">                <text:span text:style-name="T4">&lt;</text:span><text:span text:style-name="T6">i</text:span><text:span text:style-name="T9"> </text:span><text:span text:style-name="T8">class</text:span><text:span text:style-name="T9">=</text:span><text:span text:style-name="T10">"bi bi-instagram"</text:span><text:span text:style-name="T4">&gt;&lt;/</text:span><text:span text:style-name="T6">i</text:span><text:span text:style-name="T4">&gt;</text:span></text:p>
      <text:p text:style-name="P3">                <text:span text:style-name="T4">&lt;</text:span><text:span text:style-name="T6">i</text:span><text:span text:style-name="T9"> </text:span><text:span text:style-name="T8">class</text:span><text:span text:style-name="T9">=</text:span><text:span text:style-name="T10">"bi bi-youtube"</text:span><text:span text:style-name="T4">&gt;&lt;/</text:span><text:span text:style-name="T6">i</text:span><text:span text:style-name="T4">&gt;</text:span></text:p>
      <text:p text:style-name="P3">                <text:span text:style-name="T4">&lt;</text:span><text:span text:style-name="T6">i</text:span><text:span text:style-name="T9"> </text:span><text:span text:style-name="T8">class</text:span><text:span text:style-name="T9">=</text:span><text:span text:style-name="T10">"bi bi-twitter"</text:span><text:span text:style-name="T4">&gt;&lt;/</text:span><text:span text:style-name="T6">i</text:span><text:span text:style-name="T4">&gt;</text:span></text:p>
      <text:p text:style-name="P4"/>
      <text:p text:style-name="P3">            <text:span text:style-name="T4">&lt;/</text:span><text:span text:style-name="T6">aside</text:span><text:span text:style-name="T4">&gt;</text:span></text:p>
      <text:p text:style-name="P4"/>
      <text:p text:style-name="P3">        <text:span text:style-name="T4">&lt;/</text:span><text:span text:style-name="T6">div</text:span><text:span text:style-name="T4">&gt;</text:span></text:p>
      <text:p text:style-name="P4"/>
      <text:p text:style-name="P3">    <text:span text:style-name="T4">&lt;/</text:span><text:span text:style-name="T6">main</text:span><text:span text:style-name="T4">&gt;</text:span></text:p>
      <text:p text:style-name="P4"/>
      <text:p text:style-name="P3">    <text:span text:style-name="T4">&lt;</text:span><text:span text:style-name="T6">footer</text:span><text:span text:style-name="T9"> </text:span><text:span text:style-name="T8">class</text:span><text:span text:style-name="T9">=</text:span><text:span text:style-name="T10">"bg-dark text-white py-5"</text:span><text:span text:style-name="T4">&gt;</text:span></text:p>
      <text:p text:style-name="P4"/>
      <text:p text:style-name="P3">        <text:span text:style-name="T4">&lt;</text:span><text:span text:style-name="T6">div</text:span><text:span text:style-name="T9"> </text:span><text:span text:style-name="T8">class</text:span><text:span text:style-name="T9">=</text:span><text:span text:style-name="T10">"container"</text:span><text:span text:style-name="T4">&gt;</text:span></text:p>
      <text:p text:style-name="P4"/>
      <text:p text:style-name="P3">            <text:span text:style-name="T4">&lt;</text:span><text:span text:style-name="T6">div</text:span><text:span text:style-name="T9"> </text:span><text:span text:style-name="T8">class</text:span><text:span text:style-name="T9">=</text:span><text:span text:style-name="T10">"row"</text:span><text:span text:style-name="T4">&gt;</text:span></text:p>
      <text:p text:style-name="P4"/>
      <text:p text:style-name="P3">                <text:span text:style-name="T4">&lt;</text:span><text:span text:style-name="T6">div</text:span><text:span text:style-name="T9"> </text:span><text:span text:style-name="T8">class</text:span><text:span text:style-name="T9">=</text:span><text:span text:style-name="T10">"col-12 col-lg-4"</text:span><text:span text:style-name="T4">&gt;</text:span></text:p>
      <text:p text:style-name="P4"/>
      <text:p text:style-name="P3">                    <text:span text:style-name="T4">&lt;</text:span><text:span text:style-name="T6">h3</text:span><text:span text:style-name="T4">&gt;</text:span><text:span text:style-name="T9">Catégories</text:span><text:span text:style-name="T4">&lt;/</text:span><text:span text:style-name="T6">h3</text:span><text:span text:style-name="T4">&gt;</text:span></text:p>
      <text:p text:style-name="P3">                    <text:span text:style-name="T4">&lt;</text:span><text:span text:style-name="T6">ul</text:span><text:span text:style-name="T4">&gt;</text:span></text:p>
      <text:p text:style-name="P3">                        <text:span text:style-name="T4">&lt;</text:span><text:span text:style-name="T6">li</text:span><text:span text:style-name="T4">&gt;&lt;</text:span><text:span text:style-name="T6">a</text:span><text:span text:style-name="T9"> </text:span><text:span text:style-name="T8">href</text:span><text:span text:style-name="T9">=</text:span><text:span text:style-name="T10">"#"</text:span><text:span text:style-name="T4">&gt;</text:span><text:span text:style-name="T9">Revues</text:span><text:span text:style-name="T4">&lt;/</text:span><text:span text:style-name="T6">a</text:span><text:span text:style-name="T4">&gt;&lt;/</text:span><text:span text:style-name="T6">li</text:span><text:span text:style-name="T4">&gt;</text:span></text:p>
      <text:p text:style-name="P3">                        <text:span text:style-name="T4">&lt;</text:span><text:span text:style-name="T6">li</text:span><text:span text:style-name="T4">&gt;&lt;</text:span><text:span text:style-name="T6">a</text:span><text:span text:style-name="T9"> </text:span><text:span text:style-name="T8">href</text:span><text:span text:style-name="T9">=</text:span><text:span text:style-name="T10">"#"</text:span><text:span text:style-name="T4">&gt;</text:span><text:span text:style-name="T9">Recettes</text:span><text:span text:style-name="T4">&lt;/</text:span><text:span text:style-name="T6">a</text:span><text:span text:style-name="T4">&gt;&lt;/</text:span><text:span text:style-name="T6">li</text:span><text:span text:style-name="T4">&gt;</text:span></text:p>
      <text:p text:style-name="P3">                        <text:span text:style-name="T4">&lt;</text:span><text:span text:style-name="T6">li</text:span><text:span text:style-name="T4">&gt;&lt;</text:span><text:span text:style-name="T6">a</text:span><text:span text:style-name="T9"> </text:span><text:span text:style-name="T8">href</text:span><text:span text:style-name="T9">=</text:span><text:span text:style-name="T10">"#"</text:span><text:span text:style-name="T4">&gt;</text:span><text:span text:style-name="T9">Découvertes</text:span><text:span text:style-name="T4">&lt;/</text:span><text:span text:style-name="T6">a</text:span><text:span text:style-name="T4">&gt;&lt;/</text:span><text:span text:style-name="T6">li</text:span><text:span text:style-name="T4">&gt;</text:span></text:p>
      <text:p text:style-name="P3">                    <text:span text:style-name="T4">&lt;/</text:span><text:span text:style-name="T6">ul</text:span><text:span text:style-name="T4">&gt;</text:span></text:p>
      <text:p text:style-name="P4"/>
      <text:p text:style-name="P3">                <text:span text:style-name="T4">&lt;/</text:span><text:span text:style-name="T6">div</text:span><text:span text:style-name="T4">&gt;</text:span></text:p>
      <text:p text:style-name="P4"/>
      <text:p text:style-name="P3">                <text:span text:style-name="T4">&lt;</text:span><text:span text:style-name="T6">div</text:span><text:span text:style-name="T9"> </text:span><text:span text:style-name="T8">class</text:span><text:span text:style-name="T9">=</text:span><text:span text:style-name="T10">"col-12 col-lg-4"</text:span><text:span text:style-name="T4">&gt;</text:span></text:p>
      <text:p text:style-name="P4"/>
      <text:p text:style-name="P3">                    <text:span text:style-name="T4">&lt;</text:span><text:span text:style-name="T6">h3</text:span><text:span text:style-name="T4">&gt;</text:span><text:span text:style-name="T9">Archives</text:span><text:span text:style-name="T4">&lt;/</text:span><text:span text:style-name="T6">h3</text:span><text:span text:style-name="T4">&gt;</text:span></text:p>
      <text:p text:style-name="P3">                    <text:span text:style-name="T4">&lt;</text:span><text:span text:style-name="T6">ul</text:span><text:span text:style-name="T4">&gt;</text:span></text:p>
      <text:p text:style-name="P3">                        <text:span text:style-name="T4">&lt;</text:span><text:span text:style-name="T6">li</text:span><text:span text:style-name="T4">&gt;&lt;</text:span><text:span text:style-name="T6">a</text:span><text:span text:style-name="T9"> </text:span><text:span text:style-name="T8">href</text:span><text:span text:style-name="T9">=</text:span><text:span text:style-name="T10">"#"</text:span><text:span text:style-name="T4">&gt;</text:span><text:span text:style-name="T9">2019</text:span><text:span text:style-name="T4">&lt;/</text:span><text:span text:style-name="T6">a</text:span><text:span text:style-name="T4">&gt;&lt;/</text:span><text:span text:style-name="T6">li</text:span><text:span text:style-name="T4">&gt;</text:span></text:p>
      <text:p text:style-name="P3">                        <text:span text:style-name="T4">&lt;</text:span><text:span text:style-name="T6">li</text:span><text:span text:style-name="T4">&gt;&lt;</text:span><text:span text:style-name="T6">a</text:span><text:span text:style-name="T9"> </text:span><text:span text:style-name="T8">href</text:span><text:span text:style-name="T9">=</text:span><text:span text:style-name="T10">"#"</text:span><text:span text:style-name="T4">&gt;</text:span><text:span text:style-name="T9">2018</text:span><text:span text:style-name="T4">&lt;/</text:span><text:span text:style-name="T6">a</text:span><text:span text:style-name="T4">&gt;&lt;/</text:span><text:span text:style-name="T6">li</text:span><text:span text:style-name="T4">&gt;</text:span></text:p>
      <text:p text:style-name="P3">                        <text:span text:style-name="T4">&lt;</text:span><text:span text:style-name="T6">li</text:span><text:span text:style-name="T4">&gt;&lt;</text:span><text:span text:style-name="T6">a</text:span><text:span text:style-name="T9"> </text:span><text:span text:style-name="T8">href</text:span><text:span text:style-name="T9">=</text:span><text:span text:style-name="T10">"#"</text:span><text:span text:style-name="T4">&gt;</text:span><text:span text:style-name="T9">2017</text:span><text:span text:style-name="T4">&lt;/</text:span><text:span text:style-name="T6">a</text:span><text:span text:style-name="T4">&gt;&lt;/</text:span><text:span text:style-name="T6">li</text:span><text:span text:style-name="T4">&gt;</text:span></text:p>
      <text:p text:style-name="P3">                    <text:span text:style-name="T4">&lt;/</text:span><text:span text:style-name="T6">ul</text:span><text:span text:style-name="T4">&gt;</text:span></text:p>
      <text:p text:style-name="P4"><text:soft-page-break/></text:p>
      <text:p text:style-name="P3">                <text:span text:style-name="T4">&lt;/</text:span><text:span text:style-name="T6">div</text:span><text:span text:style-name="T4">&gt;</text:span></text:p>
      <text:p text:style-name="P4"/>
      <text:p text:style-name="P3">                <text:span text:style-name="T4">&lt;</text:span><text:span text:style-name="T6">div</text:span><text:span text:style-name="T9"> </text:span><text:span text:style-name="T8">class</text:span><text:span text:style-name="T9">=</text:span><text:span text:style-name="T10">"col-6 col-lg-3"</text:span><text:span text:style-name="T4">&gt;</text:span></text:p>
      <text:p text:style-name="P4"/>
      <text:p text:style-name="P3">                    <text:span text:style-name="T4">&lt;</text:span><text:span text:style-name="T6">h6</text:span><text:span text:style-name="T4">&gt;</text:span><text:span text:style-name="T9">Newsletter</text:span><text:span text:style-name="T4">&lt;/</text:span><text:span text:style-name="T6">h6</text:span><text:span text:style-name="T4">&gt;</text:span></text:p>
      <text:p text:style-name="P4"/>
      <text:p text:style-name="P3">                    <text:span text:style-name="T4">&lt;</text:span><text:span text:style-name="T6">div</text:span><text:span text:style-name="T9"> </text:span><text:span text:style-name="T8">class</text:span><text:span text:style-name="T9">=</text:span><text:span text:style-name="T10">"input-group mb-3"</text:span><text:span text:style-name="T4">&gt;</text:span></text:p>
      <text:p text:style-name="P3">                        <text:span text:style-name="T4">&lt;</text:span><text:span text:style-name="T6">input</text:span><text:span text:style-name="T9"> </text:span><text:span text:style-name="T8">type</text:span><text:span text:style-name="T9">=</text:span><text:span text:style-name="T10">"text"</text:span><text:span text:style-name="T9"> </text:span><text:span text:style-name="T8">class</text:span><text:span text:style-name="T9">=</text:span><text:span text:style-name="T10">"form-control"</text:span><text:span text:style-name="T9"> </text:span><text:span text:style-name="T8">placeholder</text:span><text:span text:style-name="T9">=</text:span><text:span text:style-name="T10">"Email"</text:span><text:span text:style-name="T9"> </text:span><text:span text:style-name="T8">aria-label</text:span><text:span text:style-name="T9">=</text:span><text:span text:style-name="T10">"Recipient's username"</text:span></text:p>
      <text:p text:style-name="P3">                            <text:span text:style-name="T8">aria-describedby</text:span><text:span text:style-name="T9">=</text:span><text:span text:style-name="T10">"button-addon2"</text:span><text:span text:style-name="T4">&gt;</text:span></text:p>
      <text:p text:style-name="P3">                        <text:span text:style-name="T4">&lt;</text:span><text:span text:style-name="T6">button</text:span><text:span text:style-name="T9"> </text:span><text:span text:style-name="T8">class</text:span><text:span text:style-name="T9">=</text:span><text:span text:style-name="T10">"btn btn-outline-light"</text:span><text:span text:style-name="T9"> </text:span><text:span text:style-name="T8">type</text:span><text:span text:style-name="T9">=</text:span><text:span text:style-name="T10">"button"</text:span><text:span text:style-name="T9"> </text:span><text:span text:style-name="T8">id</text:span><text:span text:style-name="T9">=</text:span><text:span text:style-name="T10">"button-addon2"</text:span><text:span text:style-name="T4">&gt;</text:span><text:span text:style-name="T9">S'inscrire</text:span><text:span text:style-name="T4">&lt;/</text:span><text:span text:style-name="T6">button</text:span><text:span text:style-name="T4">&gt;</text:span></text:p>
      <text:p text:style-name="P3">                    <text:span text:style-name="T4">&lt;/</text:span><text:span text:style-name="T6">div</text:span><text:span text:style-name="T4">&gt;</text:span></text:p>
      <text:p text:style-name="P4"/>
      <text:p text:style-name="P3">                    <text:span text:style-name="T4">&lt;</text:span><text:span text:style-name="T6">h6</text:span><text:span text:style-name="T4">&gt;</text:span><text:span text:style-name="T9">Partager</text:span><text:span text:style-name="T4">&lt;/</text:span><text:span text:style-name="T6">h6</text:span><text:span text:style-name="T4">&gt;</text:span></text:p>
      <text:p text:style-name="P3">                    <text:span text:style-name="T4">&lt;</text:span><text:span text:style-name="T6">i</text:span><text:span text:style-name="T9"> </text:span><text:span text:style-name="T8">class</text:span><text:span text:style-name="T9">=</text:span><text:span text:style-name="T10">"bi bi-facebook"</text:span><text:span text:style-name="T4">&gt;&lt;/</text:span><text:span text:style-name="T6">i</text:span><text:span text:style-name="T4">&gt;</text:span></text:p>
      <text:p text:style-name="P3">                    <text:span text:style-name="T4">&lt;</text:span><text:span text:style-name="T6">i</text:span><text:span text:style-name="T9"> </text:span><text:span text:style-name="T8">class</text:span><text:span text:style-name="T9">=</text:span><text:span text:style-name="T10">"bi bi-instagram"</text:span><text:span text:style-name="T4">&gt;&lt;/</text:span><text:span text:style-name="T6">i</text:span><text:span text:style-name="T4">&gt;</text:span></text:p>
      <text:p text:style-name="P3">                    <text:span text:style-name="T4">&lt;</text:span><text:span text:style-name="T6">i</text:span><text:span text:style-name="T9"> </text:span><text:span text:style-name="T8">class</text:span><text:span text:style-name="T9">=</text:span><text:span text:style-name="T10">"bi bi-youtube"</text:span><text:span text:style-name="T4">&gt;&lt;/</text:span><text:span text:style-name="T6">i</text:span><text:span text:style-name="T4">&gt;</text:span></text:p>
      <text:p text:style-name="P3">                    <text:span text:style-name="T4">&lt;</text:span><text:span text:style-name="T6">i</text:span><text:span text:style-name="T9"> </text:span><text:span text:style-name="T8">class</text:span><text:span text:style-name="T9">=</text:span><text:span text:style-name="T10">"bi bi-twitter"</text:span><text:span text:style-name="T4">&gt;&lt;/</text:span><text:span text:style-name="T6">i</text:span><text:span text:style-name="T4">&gt;</text:span></text:p>
      <text:p text:style-name="P4"/>
      <text:p text:style-name="P3">                <text:span text:style-name="T4">&lt;/</text:span><text:span text:style-name="T6">div</text:span><text:span text:style-name="T4">&gt;</text:span></text:p>
      <text:p text:style-name="P4"/>
      <text:p text:style-name="P3">            <text:span text:style-name="T4">&lt;/</text:span><text:span text:style-name="T6">div</text:span><text:span text:style-name="T4">&gt;</text:span></text:p>
      <text:p text:style-name="P4"/>
      <text:p text:style-name="P3">        <text:span text:style-name="T4">&lt;/</text:span><text:span text:style-name="T6">div</text:span><text:span text:style-name="T4">&gt;</text:span></text:p>
      <text:p text:style-name="P4"/>
      <text:p text:style-name="P3">    <text:span text:style-name="T4">&lt;/</text:span><text:span text:style-name="T6">footer</text:span><text:span text:style-name="T4">&gt;</text:span></text:p>
      <text:p text:style-name="P4"/>
      <text:p text:style-name="P3">    <text:span text:style-name="T4">&lt;</text:span><text:span text:style-name="T6">script</text:span><text:span text:style-name="T9"> </text:span><text:span text:style-name="T8">src</text:span><text:span text:style-name="T9">=</text:span><text:span text:style-name="T10">"./js/bootstrap.js"</text:span><text:span text:style-name="T4">&gt;&lt;/</text:span><text:span text:style-name="T6">script</text:span><text:span text:style-name="T4">&gt;</text:span></text:p>
      <text:p text:style-name="P2"><text:span text:style-name="T3">&lt;/</text:span><text:span text:style-name="T5">body</text:span><text:span text:style-name="T3">&gt;</text:span></text:p>
      <text:p text:style-name="P4"/>
      <text:p text:style-name="P2"><text:span text:style-name="T3">&lt;/</text:span><text:span text:style-name="T5">html</text:span><text:span text:style-name="T3">&gt;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style:line-height-at-least="0.503cm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use-window-font-color="true" style:font-name="Consolas" fo:font-size="10.5pt" fo:font-weight="normal" fo:background-color="transparent"/>
    </style:style>
    <style:style style:name="MT2" style:family="text">
      <style:text-properties fo:color="#d4d4d4" style:font-name="Consolas" fo:font-size="10.5pt" fo:font-weight="normal" fo:background-color="transparent"/>
    </style:style>
    <style:style style:name="M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log de Cui'zine</text:span><text:span text:style-name="MT2"><text:tab/></text:span><text:tab/><text:tab/><text:tab/>Using bootstrap<text:tab/><text:tab/><text:tab/><text:span text:style-name="MT3">HTML</text:span> et CSS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21T11:22:35.28</meta:creation-date>
    <dc:date>2021-03-21T14:52:59.86</dc:date>
    <meta:editing-duration>PT6M57S</meta:editing-duration>
    <meta:editing-cycles>3</meta:editing-cycles>
    <meta:generator>OpenOffice/4.1.8$Win32 OpenOffice.org_project/418m3$Build-9803</meta:generator>
    <meta:document-statistic meta:table-count="0" meta:image-count="0" meta:object-count="0" meta:page-count="6" meta:paragraph-count="162" meta:word-count="475" meta:character-count="7486"/>
  </office:meta>
</office:document-meta>
</file>